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text-properties officeooo:paragraph-rsid="001bd329"/>
    </style:style>
    <style:style style:name="P3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4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5" style:family="paragraph" style:parent-style-name="Standard" style:list-style-name="WW8Num2">
      <style:paragraph-properties fo:margin-left="1.251cm" fo:margin-right="0cm" fo:line-height="150%" fo:text-indent="-0.499cm" style:auto-text-indent="false">
        <style:tab-stops>
          <style:tab-stop style:position="1.251cm"/>
        </style:tab-stops>
      </style:paragraph-properties>
      <style:text-properties officeooo:paragraph-rsid="001f125f"/>
    </style:style>
    <style:style style:name="P6" style:family="paragraph" style:parent-style-name="Standard" style:list-style-name="WW8Num2">
      <style:paragraph-properties fo:margin-left="1.251cm" fo:margin-right="0cm" fo:line-height="150%" fo:text-indent="-0.499cm" style:auto-text-indent="false">
        <style:tab-stops>
          <style:tab-stop style:position="1.251cm"/>
        </style:tab-stops>
      </style:paragraph-properties>
      <style:text-properties officeooo:paragraph-rsid="001f125f"/>
    </style:style>
    <style:style style:name="P7" style:family="paragraph" style:parent-style-name="Standard">
      <style:paragraph-properties fo:margin-left="1.251cm" fo:margin-right="0cm" fo:line-height="150%" fo:text-indent="-0.499cm" style:auto-text-indent="false">
        <style:tab-stops>
          <style:tab-stop style:position="1.251cm"/>
        </style:tab-stops>
      </style:paragraph-properties>
      <style:text-properties officeooo:paragraph-rsid="001f125f"/>
    </style:style>
    <style:style style:name="P8" style:family="paragraph" style:parent-style-name="Standard">
      <style:paragraph-properties fo:line-height="150%" fo:break-before="page"/>
      <style:text-properties style:font-name="Arial" fo:font-size="11pt" style:rfc-language-tag="es-ES-u-co-trad" fo:language="es" fo:country="ES" officeooo:paragraph-rsid="001f125f" style:font-size-asian="11pt" style:font-name-complex="Arial" style:font-size-complex="11pt"/>
    </style:style>
    <style:style style:name="P9" style:family="paragraph" style:parent-style-name="Standard">
      <style:paragraph-properties fo:line-height="150%"/>
      <style:text-properties style:font-name="Arial" fo:font-size="11pt" style:rfc-language-tag="es-ES-u-co-trad" fo:language="es" fo:country="ES" officeooo:paragraph-rsid="001f125f" style:font-size-asian="11pt" style:font-name-complex="Arial" style:font-size-complex="11pt"/>
    </style:style>
    <style:style style:name="P10" style:family="paragraph" style:parent-style-name="Standard">
      <style:paragraph-properties fo:margin-left="0.635cm" fo:margin-right="0cm" fo:line-height="150%" fo:text-indent="0cm" style:auto-text-indent="false"/>
      <style:text-properties fo:color="#000000" loext:opacity="100%" style:font-name="Arial" fo:font-size="11pt" style:rfc-language-tag="es-ES-u-co-trad" fo:language="es" fo:country="ES" officeooo:rsid="001f57e8" officeooo:paragraph-rsid="001f57e8" style:font-size-asian="11pt" style:font-name-complex="Arial" style:font-size-complex="11pt"/>
    </style:style>
    <style:style style:name="P11" style:family="paragraph" style:parent-style-name="Standard">
      <style:paragraph-properties fo:margin-left="0.635cm" fo:margin-right="0cm" fo:line-height="150%" fo:text-indent="0cm" style:auto-text-indent="false"/>
      <style:text-properties fo:color="#000000" loext:opacity="100%" style:font-name="Arial" fo:font-size="11pt" style:rfc-language-tag="es-ES-u-co-trad" fo:language="es" fo:country="ES" officeooo:rsid="001fda84" officeooo:paragraph-rsid="001fda84" style:font-size-asian="11pt" style:font-name-complex="Arial" style:font-size-complex="11pt"/>
    </style:style>
    <style:style style:name="P12" style:family="paragraph" style:parent-style-name="Standard">
      <style:paragraph-properties fo:margin-left="1.251cm" fo:margin-right="0cm" fo:line-height="150%" fo:text-indent="0cm" style:auto-text-indent="false"/>
      <style:text-properties fo:color="#000000" loext:opacity="100%" style:font-name="Arial" fo:font-size="11pt" style:rfc-language-tag="es-ES-u-co-trad" fo:language="es" fo:country="ES" officeooo:rsid="001fda84" officeooo:paragraph-rsid="001fda84" style:font-size-asian="11pt" style:font-name-complex="Arial" style:font-size-complex="11pt"/>
    </style:style>
    <style:style style:name="P13" style:family="paragraph" style:parent-style-name="Standard">
      <style:paragraph-properties fo:margin-left="0.635cm" fo:margin-right="0cm" fo:line-height="150%" fo:text-indent="0cm" style:auto-text-indent="false"/>
      <style:text-properties fo:color="#000000" loext:opacity="100%" style:font-name="Arial" fo:font-size="11pt" style:rfc-language-tag="es-ES-u-co-trad" fo:language="es" fo:country="ES" style:text-underline-style="solid" style:text-underline-width="auto" style:text-underline-color="font-color" officeooo:rsid="001f57e8" officeooo:paragraph-rsid="001f57e8" style:font-size-asian="11pt" style:font-name-complex="Arial" style:font-size-complex="11pt"/>
    </style:style>
    <style:style style:name="P14" style:family="paragraph" style:parent-style-name="Standard">
      <style:paragraph-properties fo:margin-left="0.635cm" fo:margin-right="0cm" fo:line-height="150%" fo:text-indent="0cm" style:auto-text-indent="false"/>
      <style:text-properties fo:color="#000000" loext:opacity="100%" style:font-name="Arial" fo:font-size="11pt" style:rfc-language-tag="es-ES-u-co-trad" fo:language="es" fo:country="ES" style:text-underline-style="none" officeooo:rsid="001f57e8" officeooo:paragraph-rsid="001f57e8" style:font-size-asian="11pt" style:font-name-complex="Arial" style:font-size-complex="11pt"/>
    </style:style>
    <style:style style:name="P15" style:family="paragraph" style:parent-style-name="Standard">
      <style:paragraph-properties fo:margin-left="0.635cm" fo:margin-right="0cm" fo:line-height="150%" fo:text-indent="0cm" style:auto-text-indent="false"/>
      <style:text-properties fo:color="#000000" loext:opacity="100%" style:font-name="Arial" fo:font-size="11pt" style:rfc-language-tag="es-ES-u-co-trad" fo:language="es" fo:country="ES" officeooo:rsid="001f57e8" officeooo:paragraph-rsid="001f57e8" style:font-size-asian="9.60000038146973pt" style:font-name-complex="Arial" style:font-size-complex="11pt"/>
    </style:style>
    <style:style style:name="P16" style:family="paragraph" style:parent-style-name="Standard">
      <style:paragraph-properties fo:margin-left="0.635cm" fo:margin-right="0cm" fo:line-height="150%" fo:text-indent="0cm" style:auto-text-indent="false"/>
      <style:text-properties fo:color="#000000" loext:opacity="100%" style:font-name="Arial" fo:font-size="11pt" style:rfc-language-tag="es-ES-u-co-trad" fo:language="es" fo:country="ES" officeooo:rsid="001fda84" officeooo:paragraph-rsid="001fda84" style:font-size-asian="9.60000038146973pt" style:font-name-complex="Arial" style:font-size-complex="11pt"/>
    </style:style>
    <style:style style:name="P17" style:family="paragraph" style:parent-style-name="Standard">
      <style:paragraph-properties fo:margin-left="0.635cm" fo:margin-right="0cm" fo:line-height="150%" fo:text-indent="0cm" style:auto-text-indent="false"/>
      <style:text-properties fo:color="#000000" loext:opacity="100%" style:font-name="Arial" fo:font-size="11pt" style:rfc-language-tag="es-ES-u-co-trad" fo:language="es" fo:country="ES" fo:font-weight="normal" officeooo:rsid="001f57e8" officeooo:paragraph-rsid="001f57e8" style:font-size-asian="11pt" style:font-weight-asian="normal" style:font-name-complex="Arial" style:font-size-complex="11pt" style:font-weight-complex="normal"/>
    </style:style>
    <style:style style:name="P18" style:family="paragraph" style:parent-style-name="Standard">
      <style:paragraph-properties fo:line-height="150%"/>
      <style:text-properties fo:font-size="11pt" fo:font-weight="bold" officeooo:paragraph-rsid="001fda84" style:font-size-asian="11pt" style:font-weight-asian="bold" style:font-size-complex="11pt" style:font-weight-complex="bold"/>
    </style:style>
    <style:style style:name="P19" style:family="paragraph" style:parent-style-name="Standard" style:list-style-name="WW8Num2">
      <style:paragraph-properties fo:line-height="150%"/>
      <style:text-properties fo:font-size="14pt" fo:font-weight="bold" officeooo:paragraph-rsid="001f125f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60pt" style:text-underline-style="solid" style:text-underline-width="auto" style:text-underline-color="font-color" officeooo:rsid="00210b64" officeooo:paragraph-rsid="00210b64" style:font-size-asian="60pt" style:font-size-complex="60pt"/>
    </style:style>
    <style:style style:name="P21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1bd329"/>
    </style:style>
    <style:style style:name="T2" style:family="text">
      <style:text-properties style:font-name="Arial" fo:font-size="11pt" style:rfc-language-tag="es-ES-u-co-trad" fo:language="es" fo:country="ES" style:font-size-asian="11pt" style:font-name-complex="Arial" style:font-size-complex="11pt"/>
    </style:style>
    <style:style style:name="T3" style:family="text">
      <style:text-properties style:font-name="Arial" style:rfc-language-tag="es-ES-u-co-trad" fo:language="es" fo:country="ES" style:font-name-complex="Arial"/>
    </style:style>
    <style:style style:name="T4" style:family="text">
      <style:text-properties fo:color="#4f81bd" loext:opacity="100%" style:font-name="Arial" fo:font-size="11pt" style:rfc-language-tag="es-ES-u-co-trad" fo:language="es" fo:country="ES" style:font-size-asian="11pt" style:font-name-complex="Arial" style:font-size-complex="11pt"/>
    </style:style>
    <style:style style:name="T5" style:family="text">
      <style:text-properties fo:color="#4f81bd" loext:opacity="100%" style:font-name="Arial" style:rfc-language-tag="es-ES-u-co-trad" fo:language="es" fo:country="ES" style:font-name-complex="Arial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Arial" fo:font-size="11pt" style:rfc-language-tag="es-ES-u-co-trad" fo:language="es" fo:country="ES" style:font-size-asian="11pt" style:font-name-complex="Arial" style:font-size-complex="11pt"/>
    </style:style>
    <style:style style:name="T8" style:family="text">
      <style:text-properties style:text-position="sub 58%" style:font-name="Arial" fo:font-size="11pt" style:rfc-language-tag="es-ES-u-co-trad" fo:language="es" fo:country="ES" officeooo:rsid="001fda84" style:font-size-asian="11pt" style:font-name-complex="Arial" style:font-size-complex="11pt"/>
    </style:style>
    <style:style style:name="T9" style:family="text">
      <style:text-properties style:text-position="sub 58%" style:font-name="Arial" style:rfc-language-tag="es-ES-u-co-trad" fo:language="es" fo:country="ES" style:font-name-complex="Arial"/>
    </style:style>
    <style:style style:name="T10" style:family="text">
      <style:text-properties style:text-position="sub 58%" style:font-name="Arial" style:rfc-language-tag="es-ES-u-co-trad" fo:language="es" fo:country="ES" fo:font-weight="normal" officeooo:rsid="001fda84" style:font-weight-asian="normal" style:font-name-complex="Arial" style:font-weight-complex="normal"/>
    </style:style>
    <style:style style:name="T11" style:family="text">
      <style:text-properties style:text-position="sub 58%" fo:font-weight="bold" style:font-weight-asian="bold" style:font-weight-complex="bold"/>
    </style:style>
    <style:style style:name="T12" style:family="text">
      <style:text-properties style:text-position="sub 58%" fo:font-weight="normal" style:font-weight-asian="normal" style:font-weight-complex="normal"/>
    </style:style>
    <style:style style:name="T13" style:family="text">
      <style:text-properties style:text-position="sub 58%" fo:font-weight="normal" officeooo:rsid="001fda84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Arial" style:rfc-language-tag="es-ES-u-co-trad" fo:language="es" fo:country="ES" fo:font-weight="normal" officeooo:rsid="001fda84" style:font-weight-asian="normal" style:font-name-complex="Arial" style:font-weight-complex="normal"/>
    </style:style>
    <style:style style:name="T17" style:family="text">
      <style:text-properties style:text-position="0% 100%" style:font-name="Arial" fo:font-size="11pt" style:rfc-language-tag="es-ES-u-co-trad" fo:language="es" fo:country="ES" officeooo:rsid="001fda84" style:font-size-asian="11pt" style:font-name-complex="Arial" style:font-size-complex="11pt"/>
    </style:style>
    <style:style style:name="T18" style:family="text">
      <style:text-properties style:text-position="0% 100%" fo:font-weight="normal" style:font-weight-asian="normal" style:font-weight-complex="normal"/>
    </style:style>
    <style:style style:name="T19" style:family="text">
      <style:text-properties style:text-position="0% 100%" fo:font-weight="normal" officeooo:rsid="001fda84" style:font-weight-asian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fda84" style:font-weight-asian="normal" style:font-weight-complex="normal"/>
    </style:style>
    <style:style style:name="gr1" style:family="graphic">
      <style:graphic-properties draw:stroke="none" draw:fill="solid" draw:fill-color="#c0c0c0" draw:opacity="50%" draw:auto-grow-height="false" draw:auto-grow-width="false" fo:min-height="9.7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0.299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6.52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0.87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0">Sistemas</text:p>
      <text:p text:style-name="P20">Informáticos</text:p>
      <text:p text:style-name="P3">Marcos Miquel Lisarde</text:p>
      <text:p text:style-name="P8">Ejercicios de conversión entre bases:</text:p>
      <text:p text:style-name="P9"/>
      <text:list xml:id="list3650818395" text:style-name="WW8Num2">
        <text:list-item>
          <text:p text:style-name="P19"><text:span text:style-name="T3">Representa 375</text:span><text:span text:style-name="T9">10</text:span><text:span text:style-name="T3"> en binario.</text:span><text:span text:style-name="T2"/></text:p>
        </text:list-item>
      </text:list>
      <text:p text:style-name="P10">375-256=119<text:span text:style-name="T2"/></text:p>
      <text:p text:style-name="P10">119-64=55<text:span text:style-name="T2"/></text:p>
      <text:p text:style-name="P10">55-32=23<text:span text:style-name="T2"/></text:p>
      <text:p text:style-name="P10">23-16=7<text:span text:style-name="T2"/></text:p>
      <text:p text:style-name="P10">7-4=3<text:span text:style-name="T2"/></text:p>
      <text:p text:style-name="P10">3-2=1<text:span text:style-name="T2"/></text:p>
      <text:p text:style-name="P17">375<text:span text:style-name="T6">10</text:span>=101110111<text:span text:style-name="T6">2</text:span><text:span text:style-name="T2"/></text:p>
      <text:list xml:id="list143545698008047" text:continue-numbering="true" text:style-name="WW8Num2">
        <text:list-item>
          <text:p text:style-name="P19"><text:span text:style-name="T3">Representa 256</text:span><text:span text:style-name="T9">10</text:span><text:span text:style-name="T3"> en binario.</text:span><text:span text:style-name="T2"/></text:p>
        </text:list-item>
      </text:list>
      <text:p text:style-name="P10">256=10000000<text:span text:style-name="T2"/></text:p>
      <text:list xml:id="list143545834601528" text:continue-numbering="true" text:style-name="WW8Num2">
        <text:list-item>
          <text:p text:style-name="P19"><text:span text:style-name="T3">Dado el nº binario 1101101, calcula su equivalente decimal.</text:span><text:span text:style-name="T2"/></text:p>
        </text:list-item>
      </text:list>
      <text:p text:style-name="P10">1+4+8+32+64= 109<text:span text:style-name="T2"/></text:p>
      <text:list xml:id="list143546437666488" text:continue-numbering="true" text:style-name="WW8Num2">
        <text:list-item>
          <text:p text:style-name="P19"><text:span text:style-name="T3">Representa el nº 234</text:span><text:span text:style-name="T9">10 <text:s/></text:span><text:span text:style-name="T3">en binario, octal, hexadecimal.</text:span><text:span text:style-name="T2"/></text:p>
        </text:list-item>
      </text:list>
      <text:p text:style-name="P10">234-128=106<text:span text:style-name="T2"/></text:p>
      <text:p text:style-name="P10">106-64=42<text:span text:style-name="T2"/></text:p>
      <text:p text:style-name="P10">42-32=10<text:span text:style-name="T2"/></text:p>
      <text:p text:style-name="P10">10-8=2<text:span text:style-name="T2"/></text:p>
      <text:p text:style-name="P10">2-2=0<text:span text:style-name="T2"/></text:p>
      <text:p text:style-name="P17">234<text:span text:style-name="T6">10</text:span>=11101010<text:span text:style-name="T6">2</text:span><text:span text:style-name="T2"/></text:p>
      <text:p text:style-name="P10"><text:span text:style-name="T14">11</text:span> <text:span text:style-name="T14">101</text:span> <text:span text:style-name="T14">010</text:span><text:span text:style-name="T2"/></text:p>
      <text:p text:style-name="P10">3 <text:s text:c="3"/>5 <text:s text:c="5"/>2 → <text:s/><text:span text:style-name="T18">234</text:span><text:span text:style-name="T12">10</text:span><text:span text:style-name="T18">=352</text:span><text:span text:style-name="T11">8</text:span><text:span text:style-name="T2"/></text:p>
      <text:p text:style-name="P10"/>
      <text:p text:style-name="P13">1110<text:span text:style-name="T20"> </text:span>1010<text:span text:style-name="T2"/></text:p>
      <text:p text:style-name="P14"><text:s text:c="2"/>14 <text:s text:c="4"/>10 <text:s/>→ <text:span text:style-name="T21">234</text:span><text:span text:style-name="T12">10</text:span><text:span text:style-name="T18">=1410</text:span><text:span text:style-name="T12">16</text:span><text:span text:style-name="T2"/></text:p>
      <text:list xml:id="list143546735308600" text:continue-numbering="true" text:style-name="WW8Num2">
        <text:list-item>
          <text:p text:style-name="P19"><text:span text:style-name="T3">Calcula el equivalente decimal de 246</text:span><text:span text:style-name="T9">8.</text:span><text:span text:style-name="T2"/></text:p>
        </text:list-item>
      </text:list>
      <text:p text:style-name="P15">2=010<text:span text:style-name="T2"/></text:p>
      <text:p text:style-name="P15">4=100<text:span text:style-name="T2"/></text:p>
      <text:p text:style-name="P15">6=110<text:span text:style-name="T2"/></text:p>
      <text:p text:style-name="P15"/>
      <text:p text:style-name="P16">10100110<text:span text:style-name="T6">2</text:span> = 128+32+4+2 = 166<text:span text:style-name="T6">10</text:span><text:span text:style-name="T2"/></text:p>
      <text:p text:style-name="P15"/>
      <text:p text:style-name="P15"/>
      <text:list xml:id="list143546230453744" text:continue-numbering="true" text:style-name="WW8Num2">
        <text:list-item>
          <text:p text:style-name="P19"><text:soft-page-break/><text:span text:style-name="T3">Calcula el equivalente decimal de E5A</text:span><text:span text:style-name="T9">16.</text:span><text:span text:style-name="T2"/></text:p>
        </text:list-item>
      </text:list>
      <text:p text:style-name="P11">E=1110<text:span text:style-name="T2"/></text:p>
      <text:p text:style-name="P11">5=0101<text:span text:style-name="T2"/></text:p>
      <text:p text:style-name="P11">A=1010<text:span text:style-name="T2"/></text:p>
      <text:p text:style-name="P11">111001011010<text:span text:style-name="T6">2</text:span><text:span text:style-name="T15">=2+8+16+64+512+1024+2048=3674</text:span><text:span text:style-name="T6">10</text:span><text:span text:style-name="T2"/></text:p>
      <text:list xml:id="list143545163961013" text:continue-numbering="true" text:style-name="WW8Num2">
        <text:list-item>
          <text:p text:style-name="P19"><text:span text:style-name="T3">Obtén las representaciones equivalentes en octal y hexadecimal del nº binario: <text:s text:c="2"/>100100011110101111.</text:span><text:span text:style-name="T2"/></text:p>
        </text:list-item>
      </text:list>
      <text:p text:style-name="P16">100 100 011 110 101 111<text:span text:style-name="T2"/></text:p>
      <text:p text:style-name="P16"><text:s text:c="2"/>4 <text:s text:c="4"/>4 <text:s text:c="4"/>3 <text:s text:c="4"/>6 <text:s text:c="3"/>5 <text:s text:c="4"/>7 <text:s/>→ <text:span text:style-name="T21">43657</text:span><text:span text:style-name="T12">8</text:span><text:span text:style-name="T2"/></text:p>
      <text:p text:style-name="P16">10 0100 0111 1010 1111<text:span text:style-name="T2"/></text:p>
      <text:p text:style-name="P16"><text:s/>2 <text:s text:c="4"/>4 <text:s text:c="6"/>7 <text:s text:c="5"/>A <text:s text:c="6"/>F <text:s text:c="3"/>→ <text:span text:style-name="T21">247AF</text:span><text:span text:style-name="T12">16</text:span><text:span text:style-name="T2"/></text:p>
      <text:p text:style-name="P16"/>
      <text:list xml:id="list143546338886130" text:continue-numbering="true" text:style-name="WW8Num2">
        <text:list-item>
          <text:p text:style-name="P19"><text:span text:style-name="T3">Representa el nº 127</text:span><text:span text:style-name="T9">10</text:span><text:span text:style-name="T3"> en binario, octal, hexadecimal.</text:span><text:span text:style-name="T2"/></text:p>
        </text:list-item>
      </text:list>
      <text:p text:style-name="P16">127<text:span text:style-name="T6">10</text:span> = 1111111<text:span text:style-name="T6">2 </text:span><text:span text:style-name="T15">(el anterior a 128, 10000000)</text:span><text:span text:style-name="T2"/></text:p>
      <text:p text:style-name="P16"/>
      <text:p text:style-name="P16">1 111 111<text:span text:style-name="T2"/></text:p>
      <text:p text:style-name="P16">1 <text:s text:c="2"/>7 <text:s text:c="3"/>7 → <text:s/>177<text:span text:style-name="T6">8</text:span><text:span text:style-name="T2"/></text:p>
      <text:p text:style-name="P16"/>
      <text:p text:style-name="P16">111 1111<text:span text:style-name="T2"/></text:p>
      <text:p text:style-name="P16"><text:s/>7 <text:s text:c="5"/>F <text:s/>→ 7F<text:span text:style-name="T6">16</text:span><text:span text:style-name="T2"/></text:p>
      <text:list xml:id="list143545805679023" text:continue-numbering="true" text:style-name="WW8Num2">
        <text:list-item>
          <text:p text:style-name="P19"><text:span text:style-name="T3">Dado el nº binario 10111011001001101, calcula su equivalente octal y hexadecimal.</text:span><text:span text:style-name="T2"/></text:p>
        </text:list-item>
      </text:list>
      <text:p text:style-name="P18"><text:s text:c="3"/><text:span text:style-name="T21"><text:s text:c="2"/>10 111 011 001 001 101</text:span><text:span text:style-name="T2"/></text:p>
      <text:p text:style-name="P18"><text:span text:style-name="T21"><text:s text:c="6"/></text:span><text:span text:style-name="T22">2 <text:s text:c="3"/>7 <text:s text:c="4"/>3 <text:s text:c="3"/>1 <text:s text:c="4"/>1 <text:s text:c="5"/>5 → 273115</text:span><text:span text:style-name="T13">8</text:span><text:span text:style-name="T2"/></text:p>
      <text:p text:style-name="P18"><text:span text:style-name="T13"><text:s text:c="8"/></text:span><text:span text:style-name="T19"><text:s/></text:span><text:span text:style-name="T16">1 0111 0110 0100 1101</text:span><text:span text:style-name="T2"/></text:p>
      <text:p text:style-name="P18"><text:span text:style-name="T16"><text:s text:c="5"/>1 <text:s text:c="3"/>7 <text:s text:c="6"/>6 <text:s text:c="5"/>4 <text:s text:c="5"/>D <text:s text:c="2"/>→ 1764D</text:span><text:span text:style-name="T10">16</text:span><text:span text:style-name="T2"/></text:p>
      <text:list xml:id="list143546218303615" text:continue-numbering="true" text:style-name="WW8Num2">
        <text:list-item>
          <text:p text:style-name="P19"><text:span text:style-name="T3">Dado el nº 7654</text:span><text:span text:style-name="T9">8</text:span><text:span text:style-name="T3">. Calcula el equivalente decimal y binario.</text:span><text:span text:style-name="T2"/></text:p>
        </text:list-item>
      </text:list>
      <text:p text:style-name="P16">7=111<text:span text:style-name="T2"/></text:p>
      <text:p text:style-name="P16">6=110<text:span text:style-name="T2"/></text:p>
      <text:p text:style-name="P16">5=101<text:span text:style-name="T2"/></text:p>
      <text:p text:style-name="P16">4=100<text:span text:style-name="T2"/></text:p>
      <text:p text:style-name="P16">111110101100<text:span text:style-name="T6">2</text:span><text:span text:style-name="T15">=4+8+32+128+256+512+1024+2048= 4012</text:span><text:span text:style-name="T6">10</text:span><text:span text:style-name="T2"/></text:p>
      <text:p text:style-name="P16"/>
      <text:p text:style-name="P16"/>
      <text:list xml:id="list143546059363323" text:continue-numbering="true" text:style-name="WW8Num2">
        <text:list-item>
          <text:p text:style-name="P19"><text:soft-page-break/><text:span text:style-name="T3">Dado el nº D9F3 en hexadecimal. Calcula el equivalente binario.</text:span><text:span text:style-name="T2"/></text:p>
        </text:list-item>
      </text:list>
      <text:p text:style-name="P16">D=1101<text:span text:style-name="T2"/></text:p>
      <text:p text:style-name="P16">9=1001<text:span text:style-name="T2"/></text:p>
      <text:p text:style-name="P16">F=1111<text:span text:style-name="T2"/></text:p>
      <text:p text:style-name="P16">3=0011<text:span text:style-name="T2"/></text:p>
      <text:p text:style-name="P16">1101100111110011<text:span text:style-name="T6">2</text:span><text:span text:style-name="T2"/></text:p>
      <text:list xml:id="list143544910689495" text:continue-numbering="true" text:style-name="WW8Num2">
        <text:list-item>
          <text:p text:style-name="P19"><text:span text:style-name="T3">Convierte los siguientes nº a decimal y binario:</text:span><text:span text:style-name="T2"/></text:p>
          <text:list>
            <text:list-item>
              <text:p text:style-name="P5"><text:span text:style-name="T2">746</text:span><text:span text:style-name="T7">8</text:span><text:span text:style-name="T2"/></text:p>
            </text:list-item>
          </text:list>
        </text:list-item>
      </text:list>
      <text:p text:style-name="P12">7=111<text:span text:style-name="T2"/></text:p>
      <text:p text:style-name="P12">4=100<text:span text:style-name="T2"/></text:p>
      <text:p text:style-name="P12">6=110<text:span text:style-name="T2"/></text:p>
      <text:p text:style-name="P12">111100110<text:span text:style-name="T6">2</text:span><text:span text:style-name="T15">=2+4+32+64+128+256=486</text:span><text:span text:style-name="T6">10</text:span><text:span text:style-name="T2"/></text:p>
      <text:list xml:id="list143546729580325" text:continue-numbering="true" text:style-name="WW8Num2">
        <text:list-item>
          <text:list>
            <text:list-item>
              <text:p text:style-name="P5"><text:span text:style-name="T2">15</text:span><text:span text:style-name="T7">16</text:span><text:span text:style-name="T2"/></text:p>
            </text:list-item>
          </text:list>
        </text:list-item>
      </text:list>
      <text:p text:style-name="P12">1=0001<text:span text:style-name="T2"/></text:p>
      <text:p text:style-name="P12">5=0101<text:span text:style-name="T2"/></text:p>
      <text:p text:style-name="P12">10101<text:span text:style-name="T6">2</text:span><text:span text:style-name="T15">=1+4+16=21</text:span><text:span text:style-name="T6">10</text:span><text:span text:style-name="T2"/></text:p>
      <text:list xml:id="list143544990653729" text:continue-numbering="true" text:style-name="WW8Num2">
        <text:list-item>
          <text:list>
            <text:list-item>
              <text:p text:style-name="P5"><text:span text:style-name="T2">971</text:span><text:span text:style-name="T7">16</text:span><text:span text:style-name="T2"/></text:p>
            </text:list-item>
          </text:list>
        </text:list-item>
      </text:list>
      <text:p text:style-name="P7"><text:span text:style-name="T7"><text:s text:c="9"/></text:span><text:span text:style-name="T17">9=1001</text:span><text:span text:style-name="T2"/></text:p>
      <text:p text:style-name="P7"><text:span text:style-name="T17"><text:tab/>7=0111</text:span><text:span text:style-name="T2"/></text:p>
      <text:p text:style-name="P7"><text:span text:style-name="T17"><text:tab/>1=0001</text:span><text:span text:style-name="T2"/></text:p>
      <text:p text:style-name="P7"><text:span text:style-name="T17"><text:tab/>100101110001</text:span><text:span text:style-name="T8">2</text:span><text:span text:style-name="T17">=1+16+32+64+256+2048=2416</text:span><text:span text:style-name="T8">10</text:span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9.7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0.87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6.52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0.299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PowerPlusWaterMarkObject 1" draw:style-name="Mgr1" draw:text-style-name="MP1" svg:width="16.999cm" svg:height="9.727cm" draw:transform="rotate (0.785398163397448) translate (-1.05127777777778cm 14.5681388888889cm)"><text:p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Conversiones</text:file-name></text:p>
      </style:header>
      <style:header-first>
        <text:p text:style-name="Header"><text:tab/><draw:custom-shape text:anchor-type="char" draw:z-index="2" draw:name="PowerPlusWaterMarkObject 2" draw:style-name="Mgr1" draw:text-style-name="MP1" svg:width="16.999cm" svg:height="9.727cm" draw:transform="rotate (0.785398163397448) translate (-1.05127777777778cm 14.5681388888889cm)"><text:p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file-name text:display="name" text:fixed="true">Conversiones</text:file-name></text:p>
      </style:header-first>
      <style:footer>
        <text:p text:style-name="Footer"><text:tab/><text:page-number text:select-page="current">4</text:page-number></text:p>
      </style:footer>
      <style:footer-first>
        <text:p text:style-name="Footer"><text:tab/><text:span text:style-name="MT1">Pag. </text:span><text:span text:style-name="MT1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3" draw:name="PowerPlusWaterMarkObject" draw:style-name="Mgr2" draw:text-style-name="MP1" svg:width="19cm" svg:height="10.872cm" draw:transform="skewX (-7.21304578511071E-017) rotate (0.785398163397448) translate (-1.11301388888889cm 16.36025cm)"><text:p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4" draw:name="PowerPlusWaterMarkObject" draw:style-name="Mgr1" draw:text-style-name="MP1" svg:width="16.999cm" svg:height="9.727cm" draw:transform="rotate (0.785398163397448)"><text:p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5" draw:name="PowerPlusWaterMarkObject" draw:style-name="Mgr1" draw:text-style-name="MP1" svg:width="16.999cm" svg:height="9.727cm" draw:transform="rotate (0.785398163397448)"><text:p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6" draw:name="PowerPlusWaterMarkObject" draw:style-name="Mgr1" draw:text-style-name="MP1" svg:width="16.999cm" svg:height="9.727cm" draw:transform="rotate (0.785398163397448)"><text:p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7" draw:name="PowerPlusWaterMarkObject" draw:style-name="Mgr3" draw:text-style-name="MP1" svg:width="11.399cm" svg:height="6.522cm" draw:transform="skewX (1.00195128196895E-016) rotate (0.785398163397448)"><text:p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8" draw:name="PowerPlusWaterMarkObject" draw:style-name="Mgr4" draw:text-style-name="MP1" svg:width="17.999cm" svg:height="10.298cm" draw:transform="skewX (-8.03759611592459E-017) rotate (0.785398163397448)"><text:p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9.727cm" draw:transform="rotate (0.785398163397448)"><text:p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0" draw:name="PowerPlusWaterMarkObject" draw:style-name="Mgr1" draw:text-style-name="MP1" svg:width="16.999cm" svg:height="9.727cm" draw:transform="rotate (0.785398163397448)"><text:p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1" draw:name="PowerPlusWaterMarkObject" draw:style-name="Mgr1" draw:text-style-name="MP1" svg:width="16.999cm" svg:height="9.727cm" draw:transform="rotate (0.785398163397448)"><text:p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49:20.259812762</meta:creation-date>
    <meta:editing-duration>PT46M20S</meta:editing-duration>
    <meta:editing-cycles>8</meta:editing-cycles>
    <meta:generator>LibreOffice/7.5.1.2$Linux_X86_64 LibreOffice_project/fcbaee479e84c6cd81291587d2ee68cba099e129</meta:generator>
    <dc:title>blank</dc:title>
    <dc:date>2024-09-16T14:35:44.568241148</dc:date>
    <meta:document-statistic meta:table-count="0" meta:image-count="0" meta:object-count="0" meta:page-count="4" meta:paragraph-count="84" meta:word-count="267" meta:character-count="1773" meta:non-whitespace-character-count="1445"/>
    <meta:template xlink:type="simple" xlink:actuate="onRequest" xlink:title="blank" xlink:href="../../Plantillas/blank.ott" meta:date="2024-09-16T13:49:19.760520305"/>
  </office:meta>
</office:document-meta>
</file>